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409in"/>
    </style:style>
    <style:style style:name="co32" style:family="table-column">
      <style:table-column-properties fo:break-before="auto" style:column-width="2.1654in"/>
    </style:style>
    <style:style style:name="co33" style:family="table-column">
      <style:table-column-properties fo:break-before="auto" style:column-width="1.8736in"/>
    </style:style>
    <style:style style:name="co34" style:family="table-column">
      <style:table-column-properties fo:break-before="auto" style:column-width="1.2083in"/>
    </style:style>
    <style:style style:name="co35" style:family="table-column">
      <style:table-column-properties fo:break-before="auto" style:column-width="0.8909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2.9846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5.4618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6008in" fo:break-before="auto" style:use-optimal-row-height="tru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2" style:family="table-cell" style:parent-style-name="Default">
      <style:table-cell-properties fo:wrap-option="wrap"/>
      <style:text-properties style:font-name="Arial"/>
    </style:style>
    <style:style style:name="ce63" style:family="table-cell" style:parent-style-name="Default">
      <style:table-cell-properties fo:background-color="transparent"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ext-properties fo:font-size="9pt"/>
    </style:style>
    <style:style style:name="ce7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91" style:family="table-cell" style:parent-style-name="Default">
      <style:table-cell-properties fo:background-color="#000080"/>
      <style:text-properties fo:color="#ffffff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" fo:language="en" fo:country="US" style:font-name-asian="Tahoma1" style:font-name-complex="Tahoma2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30]" office:value-type="float" office:value="33">
            <text:p>3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 table:number-columns-repeated="2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</table:table-cell>
          <table:table-cell table:style-name="ce5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59" office:value-type="string">
            <text:p>ECM-5409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0" office:value-type="string">
            <text:p>ECM-5382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0" office:value-type="string">
            <text:p>WF-85</text:p>
          </table:table-cell>
          <table:table-cell table:style-name="ce61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 table:number-rows-repeated="10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48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4">
          <table:table-cell/>
          <table:table-cell table:style-name="ce71" office:value-type="string">
            <text:p>Total Main Cases:</text:p>
          </table:table-cell>
          <table:table-cell table:style-name="ce76" table:formula="of:=MAX([.A7:.A971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88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22"/>
        </table:table-row>
        <table:table-row table:style-name="ro1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5">
          <table:table-cell table:style-name="ce66" office:value-type="float" office:value="1">
            <text:p>001</text:p>
          </table:table-cell>
          <table:table-cell table:style-name="ce27" office:value-type="string">
            <text:p>REG_DMS_CCP-113</text:p>
          </table:table-cell>
          <table:table-cell table:style-name="ce78" office:value-type="float" office:value="1">
            <text:p>001</text:p>
          </table:table-cell>
          <table:table-cell table:style-name="ce82" table:formula="of:=CONCATENATE(&quot;DMS&quot;;&quot;/&quot;;[.B7])" office:value-type="string" office:string-value="DMS/REG_DMS_CCP-113">
            <text:p>DMS/REG_DMS_CCP-113</text:p>
          </table:table-cell>
          <table:table-cell table:style-name="ce83" office:value-type="string">
            <text:p>Problem with the import of the version history for a node type nt: file</text:p>
          </table:table-cell>
          <table:table-cell table:style-name="ce68" office:value-type="string">
            <text:p>Step 1: Add Admin view </text:p>
          </table:table-cell>
          <table:table-cell table:style-name="ce68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86" office:value-type="string">
            <text:p>Edit drive successfully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 table:style-name="ce68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6">
          <table:table-cell table:style-name="ce66"/>
          <table:table-cell table:style-name="ce27" office:value-type="string">
            <text:p>REG_DMS_CCP-113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8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2: Create nt:file</text:p>
          </table:table-cell>
          <table:table-cell table:style-name="ce68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86" office:value-type="string">
            <text:p>File is created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 table:style-name="ce68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7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9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3: Add version for added document</text:p>
          </table:table-cell>
          <table:table-cell table:style-name="ce68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8" office:value-type="string">
            <text:p>There's Version 1 as based version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8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DMS&quot;;&quot;/&quot;;[.B10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4: Export node</text:p>
          </table:table-cell>
          <table:table-cell table:style-name="ce68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8" office:value-type="string">
            <text:p>Export action is done, 2 files are exported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9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DMS&quot;;&quot;/&quot;;[.B11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5: Delete node</text:p>
          </table:table-cell>
          <table:table-cell table:style-name="ce68" office:value-type="string">
            <text:p>Delete added nt:File</text:p>
          </table:table-cell>
          <table:table-cell table:style-name="ce68" office:value-type="string">
            <text:p>Node is deleted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8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DMS&quot;;&quot;/&quot;;[.B12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6: Import node</text:p>
          </table:table-cell>
          <table:table-cell table:style-name="ce68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8" office:value-type="string">
            <text:p>Import node successfully with its version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" table:number-rows-repeated="18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8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5" table:default-cell-style-name="Default"/>
        <table:table-column table:style-name="co8" table:number-columns-repeated="768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6" table:formula="of:=MAX([.A7:.A861])" office:value-type="float" office:value="5" table:number-columns-spanned="3" table:number-rows-spanned="1">
            <text:p>5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878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790"/>
        </table:table-row>
        <table:table-row table:style-name="ro1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 table:number-columns-repeated="769"/>
        </table:table-row>
        <table:table-row table:style-name="ro19">
          <table:table-cell table:style-name="ce67" office:value-type="float" office:value="1">
            <text:p>001</text:p>
          </table:table-cell>
          <table:table-cell table:style-name="ce27" office:value-type="string">
            <text:p>REG_DMS_CCP-311</text:p>
          </table:table-cell>
          <table:table-cell table:style-name="ce78" office:value-type="float" office:value="1">
            <text:p>001</text:p>
          </table:table-cell>
          <table:table-cell table:style-name="ce82" table:formula="of:=CONCATENATE(&quot;DMS&quot;;&quot;/&quot;;[.B7])" office:value-type="string" office:string-value="DMS/REG_DMS_CCP-311">
            <text:p>DMS/REG_DMS_CCP-311</text:p>
          </table:table-cell>
          <table:table-cell table:style-name="ce83" office:value-type="string">
            <text:p>Search by name using simple search in Site Explorer</text:p>
          </table:table-cell>
          <table:table-cell table:style-name="ce68" office:value-type="string">
            <text:p>Step 1: Create document to search</text:p>
          </table:table-cell>
          <table:table-cell table:style-name="ce68" office:value-type="string">
            <text:p>- Go to Site Explorer</text:p>
            <text:p>- Choose a drive and Create New Document.</text:p>
          </table:table-cell>
          <table:table-cell table:style-name="ce68" office:value-type="string">
            <text:p>New document is created successfully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11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table:formula="of:=CONCATENATE(&quot;DMS&quot;;&quot;/&quot;;[.B8])" office:value-type="string" office:string-value="DMS/REG_DMS_CCP-311">
            <text:p>DMS/REG_DMS_CCP-311</text:p>
          </table:table-cell>
          <table:table-cell table:style-name="ce68" office:value-type="string">
            <text:p>Search by name using simple search in Site Explorer</text:p>
          </table:table-cell>
          <table:table-cell table:style-name="ce68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8" office:value-type="string">
            <text:p>Return new added document in the search result list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9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CCP-311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2" table:formula="of:=CONCATENATE(&quot;DMS&quot;;&quot;/&quot;;[.B9])" office:value-type="string" office:string-value="DMS/REG_DMS_CCP-311">
            <text:p>DMS/REG_DMS_CCP-311</text:p>
          </table:table-cell>
          <table:table-cell table:style-name="ce83" office:value-type="string">
            <text:p>Search by content using simple search in Site Explorer</text:p>
          </table:table-cell>
          <table:table-cell table:style-name="ce68" office:value-type="string">
            <text:p>Step 1: Create document to search</text:p>
          </table:table-cell>
          <table:table-cell table:style-name="ce68" office:value-type="string">
            <text:p>- Go to Site Explorer</text:p>
            <text:p>- Choose a drive and Create New Document.</text:p>
          </table:table-cell>
          <table:table-cell table:style-name="ce68" office:value-type="string">
            <text:p>New document is created successfully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11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2" table:formula="of:=CONCATENATE(&quot;DMS&quot;;&quot;/&quot;;[.B10])" office:value-type="string" office:string-value="DMS/REG_DMS_CCP-311">
            <text:p>DMS/REG_DMS_CCP-311</text:p>
          </table:table-cell>
          <table:table-cell table:style-name="ce68" office:value-type="string">
            <text:p>Search by content using simple search in Site Explorer</text:p>
          </table:table-cell>
          <table:table-cell table:style-name="ce68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8" office:value-type="string">
            <text:p>Return new added document in the search result list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20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REG_DMS_CCP-331</text:p>
          </table:table-cell>
          <table:table-cell table:style-name="ce78" office:value-type="float" office:value="1">
            <text:p>001</text:p>
          </table:table-cell>
          <table:table-cell table:style-name="ce82" table:formula="of:=CONCATENATE(&quot;DMS&quot;;&quot;/&quot;;[.B11])" office:value-type="string" office:string-value="DMS/REG_DMS_CCP-331">
            <text:p>DMS/REG_DMS_CCP-331</text:p>
          </table:table-cell>
          <table:table-cell table:style-name="ce83" office:value-type="string">
            <text:p>Check deleting taxonomy tree from Site Explorer</text:p>
          </table:table-cell>
          <table:table-cell table:style-name="ce68" office:value-type="string">
            <text:p>Step 1: Create new taxonomy tree</text:p>
          </table:table-cell>
          <table:table-cell table:style-name="ce86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4">- Click on next to add permission to this taxonomy,select any and add all the permissions(read,remove...)</text:span></text:p>
            <text:p><text:span text:style-name="T4">- Click on save and then next to add an action to a taxonomy(type the name and select collaboration as Target workspace and /sites content/live/acme/categories as Target path) and then click on save.</text:span></text:p>
          </table:table-cell>
          <table:table-cell table:style-name="ce86" office:value-type="string">
            <text:p>Create new taxonomy tree successfully</text:p>
          </table:table-cell>
          <table:table-cell table:style-name="ce86" office:value-type="string">
            <text:p>High</text:p>
          </table:table-cell>
          <table:table-cell table:style-name="ce86" office:value-type="string">
            <text:p>ECM-5409 </text:p>
          </table:table-cell>
          <table:table-cell table:style-name="ce93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21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331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2" table:formula="of:=CONCATENATE(&quot;DMS&quot;;&quot;/&quot;;[.B12])" office:value-type="string" office:string-value="DMS/REG_DMS_CCP-331">
            <text:p>DMS/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8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86" office:value-type="string">
            <text:p>The category is deleted</text:p>
          </table:table-cell>
          <table:table-cell table:style-name="ce86" office:value-type="string">
            <text:p>High</text:p>
          </table:table-cell>
          <table:table-cell table:style-name="ce86" office:value-type="string">
            <text:p>ECM-5409 </text:p>
          </table:table-cell>
          <table:table-cell table:style-name="ce93" table:number-columns-repeated="2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REG_DMS_CCP-393</text:p>
          </table:table-cell>
          <table:table-cell table:style-name="ce78" office:value-type="float" office:value="1">
            <text:p>001</text:p>
          </table:table-cell>
          <table:table-cell table:style-name="ce82" table:formula="of:=CONCATENATE(&quot;DMS&quot;;&quot;/&quot;;[.B13])" office:value-type="string" office:string-value="DMS/REG_DMS_CCP-393">
            <text:p>DMS/REG_DMS_CCP-393</text:p>
          </table:table-cell>
          <table:table-cell table:style-name="ce83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6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2" table:formula="of:=CONCATENATE(&quot;DMS&quot;;&quot;/&quot;;[.B14])" office:value-type="string" office:string-value="DMS/REG_DMS_CCP-393">
            <text:p>DMS/REG_DMS_CCP-393</text:p>
          </table:table-cell>
          <table:table-cell table:style-name="ce68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6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DMS_CCP-393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2" table:formula="of:=CONCATENATE(&quot;DMS&quot;;&quot;/&quot;;[.B15])" office:value-type="string" office:string-value="DMS/REG_DMS_CCP-393">
            <text:p>DMS/REG_DMS_CCP-393</text:p>
          </table:table-cell>
          <table:table-cell table:style-name="ce83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2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2" table:formula="of:=CONCATENATE(&quot;DMS&quot;;&quot;/&quot;;[.B16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2" table:formula="of:=CONCATENATE(&quot;DMS&quot;;&quot;/&quot;;[.B17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2">
          <table:table-cell table:style-name="ce6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2" table:formula="of:=CONCATENATE(&quot;DMS&quot;;&quot;/&quot;;[.B18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">
          <table:table-cell table:style-name="ce99" table:number-columns-repeated="2"/>
          <table:table-cell table:style-name="ce78"/>
          <table:table-cell table:style-name="ce99" table:number-columns-repeated="5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 table:number-rows-repeated="36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7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7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7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 office:value-type="string">
            <text:p>Total Main Cases:</text:p>
          </table:table-cell>
          <table:table-cell table:style-name="ce76" table:formula="of:=MAX([.A7:.A955])" office:value-type="float" office:value="11" table:number-columns-spanned="3" table:number-rows-spanned="1">
            <text:p>11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7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72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21"/>
        </table:table-row>
        <table:table-row table:style-name="ro1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8">
          <table:table-cell table:style-name="ce67" office:value-type="float" office:value="1">
            <text:p>001</text:p>
          </table:table-cell>
          <table:table-cell table:style-name="ce27" office:value-type="string">
            <text:p>REG_DMS_CCP-40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401">
            <text:p>WCM/REG_DMS_CCP-4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number-columns-repeated="245"/>
        </table:table-row>
        <table:table-row table:style-name="ro16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401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401">
            <text:p>WCM/REG_DMS_CCP-4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6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DMS-00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DMS-001">
            <text:p>WCM/REG_DMS_DMS-001</text:p>
          </table:table-cell>
          <table:table-cell table:style-name="ce173" office:value-type="string">
            <text:p>Check view metadata</text:p>
          </table:table-cell>
          <table:table-cell table:style-name="ce57" office:value-type="string">
            <text:p>Step 1: Add view for drive</text:p>
          </table:table-cell>
          <table:table-cell table:style-name="ce57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57" office:value-type="string">
            <text:p>Edit drive successfully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2: Go to Sites Explorer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, there're some view include Admin view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9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3: Add action</text:p>
          </table:table-cell>
          <table:table-cell table:style-name="ce57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57" office:value-type="string">
            <text:p>Action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4: Add document</text:p>
          </table:table-cell>
          <table:table-cell table:style-name="ce57" office:value-type="string">
            <text:p>- Add new nt:file document type or upload file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5: View metadata</text:p>
          </table:table-cell>
          <table:table-cell table:style-name="ce57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57" office:value-type="string">
            <text:p>Metadata infor of selecting document is displayed &amp; no error in console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19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_DMS_DMS-002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DMS-002">
            <text:p>WCM/REG_DMS_DMS-002</text:p>
          </table:table-cell>
          <table:table-cell table:style-name="ce173" office:value-type="string">
            <text:p>Check deleting workspace after viewing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DMS-002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DMS-002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3: View workspace</text:p>
          </table:table-cell>
          <table:table-cell table:style-name="ce57" office:value-type="string">
            <text:p>- Keep the Add new repository form open</text:p>
            <text:p>- Click on the link of new added workspace</text:p>
          </table:table-cell>
          <table:table-cell table:style-name="ce57" office:value-type="string">
            <text:p>Information of selected workspace is displayed from step 1 to 3 as when you ad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DMS-002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CONCATENATE(&quot;WCM&quot;;&quot;/&quot;;[.B17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4: Delete workspace</text:p>
          </table:table-cell>
          <table:table-cell table:style-name="ce57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57" office:value-type="string">
            <text:p>The workspac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19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_DMS_DMS-003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18])" office:value-type="string" office:string-value="WCM/REG_DMS_DMS-003">
            <text:p>WCM/REG_DMS_DMS-003</text:p>
          </table:table-cell>
          <table:table-cell table:style-name="ce173" office:value-type="string">
            <text:p>Check change permission on a document</text:p>
          </table:table-cell>
          <table:table-cell table:style-name="ce57" office:value-type="string">
            <text:p>Step 1: Go to DMS Administration drive</text:p>
          </table:table-cell>
          <table:table-cell table:style-name="ce57" office:value-type="string">
            <text:p>- Login by admin</text:p>
            <text:p>- Go to Group/Sites Explorer/DMS Administration</text:p>
          </table:table-cell>
          <table:table-cell table:style-name="ce57" office:value-type="string">
            <text:p>DMS Administration driv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DMS-00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2: Create document</text:p>
          </table:table-cell>
          <table:table-cell table:style-name="ce57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57" office:value-type="string">
            <text:p>Create new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DMS-003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3: View permission of added document</text:p>
          </table:table-cell>
          <table:table-cell table:style-name="ce57" office:value-type="string">
            <text:p>- Select to view added document</text:p>
            <text:p>- Select Info tab</text:p>
            <text:p>- Click View Permissions</text:p>
          </table:table-cell>
          <table:table-cell table:style-name="ce57" office:value-type="string">
            <text:p>Permission form of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DMS_DMS-003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4: Change permission on document</text:p>
          </table:table-cell>
          <table:table-cell table:style-name="ce57" office:value-type="string">
            <text:p>- Add a new permission, or edit /delete an existing one, and Save</text:p>
          </table:table-cell>
          <table:table-cell table:style-name="ce57" office:value-type="string">
            <text:p>Add/Edit/Delet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19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REG_DMS_CCP-48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2])" office:value-type="string" office:string-value="WCM/REG_DMS_CCP-481">
            <text:p>WCM/REG_DMS_CCP-481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9">
          <table:table-cell table:style-name="ce6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DMS_CCP-481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CONCATENATE(&quot;WCM&quot;;&quot;/&quot;;[.B23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DMS_CCP-481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REG_DMS_CCP-484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484">
            <text:p>WCM/REG_DMS_CCP-484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6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5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REG_DMS_CCP-403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403">
            <text:p>WCM/REG_DMS_CCP-403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403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403">
            <text:p>WCM/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9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REG_DMS_CCP-449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449">
            <text:p>WCM/REG_DMS_CCP-449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449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449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8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_DMS_DMS-004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DMS-004">
            <text:p>WCM/REG_DMS_DMS-004</text:p>
          </table:table-cell>
          <table:table-cell table:style-name="ce173" office:value-type="string">
            <text:p>Check showing Vote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DMS_DMS-004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CONCATENATE(&quot;WCM&quot;;&quot;/&quot;;[.B36])" office:value-type="string" office:string-value="WCM/REG_DMS_DMS-004">
            <text:p>WCM/REG_DMS_DMS-004</text:p>
          </table:table-cell>
          <table:table-cell table:style-name="ce57" office:value-type="string">
            <text:p>Check showing Vote for Free layout web content</text:p>
          </table:table-cell>
          <table:table-cell table:style-name="ce57" office:value-type="string">
            <text:p>Step 2: Vote</text:p>
          </table:table-cell>
          <table:table-cell table:style-name="ce57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57" office:value-type="string">
            <text:p>Information of this vote is shown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_DMS_DMS-004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DMS-004">
            <text:p>WCM/REG_DMS_DMS-004</text:p>
          </table:table-cell>
          <table:table-cell table:style-name="ce173" office:value-type="string">
            <text:p>Check showing Comment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DMS-004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DMS-004">
            <text:p>WCM/REG_DMS_DMS-004</text:p>
          </table:table-cell>
          <table:table-cell table:style-name="ce57" office:value-type="string">
            <text:p>Check showing Comment for Free layout web content</text:p>
          </table:table-cell>
          <table:table-cell table:style-name="ce57" office:value-type="string">
            <text:p>Step 2: Comment</text:p>
          </table:table-cell>
          <table:table-cell table:style-name="ce57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57" office:value-type="string">
            <text:p>Comment text is shown at the en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_DMS_DMS-005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9])" office:value-type="string" office:string-value="WCM/REG_DMS_DMS-005">
            <text:p>WCM/REG_DMS_DMS-005</text:p>
          </table:table-cell>
          <table:table-cell table:style-name="ce173" office:value-type="string">
            <text:p>Check displaying title of form in Workflow Controller</text:p>
          </table:table-cell>
          <table:table-cell table:style-name="ce57" office:value-type="string">
            <text:p>Step 1: Show Workflow Controller</text:p>
          </table:table-cell>
          <table:table-cell table:style-name="ce57" office:value-type="string">
            <text:p>- Login</text:p>
            <text:p>- Choose acme site</text:p>
            <text:p>- Go to Workflow Controller page</text:p>
          </table:table-cell>
          <table:table-cell table:style-name="ce57" office:value-type="string">
            <text:p>Workflow Controller page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number-columns-repeated="245"/>
        </table:table-row>
        <table:table-row table:style-name="ro19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DMS-005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CONCATENATE(&quot;WCM&quot;;&quot;/&quot;;[.B40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2: Check title of Holiday process start form</text:p>
          </table:table-cell>
          <table:table-cell table:style-name="ce57" office:value-type="string">
            <text:p>Click Manage Start in Action column at the line of holiday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DMS-00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7" table:formula="of:=CONCATENATE(&quot;WCM&quot;;&quot;/&quot;;[.B41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3: Check title of Pay raise process start form</text:p>
          </table:table-cell>
          <table:table-cell table:style-name="ce57" office:value-type="string">
            <text:p>Click Manage Start in Action column at the line of Pay raise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" table:number-rows-repeated="24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 office:value-type="string">
            <text:p>Total Main Cases:</text:p>
          </table:table-cell>
          <table:table-cell table:style-name="ce76" table:formula="of:=MAX([.A7:.A954])" office:value-type="float" office:value="16" table:number-columns-spanned="3" table:number-rows-spanned="1">
            <text:p>16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71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21"/>
        </table:table-row>
        <table:table-row table:style-name="ro1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6">
          <table:table-cell table:style-name="ce67" office:value-type="float" office:value="1">
            <text:p>001</text:p>
          </table:table-cell>
          <table:table-cell table:style-name="ce27" office:value-type="string">
            <text:p>REG_DMS_CCP-342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342">
            <text:p>WCM/REG_DMS_CCP-342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number-columns-repeated="245"/>
        </table:table-row>
        <table:table-row table:style-name="ro18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REG_DMS_CCP-419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CCP-419">
            <text:p>WCM/REG_DMS_CCP-419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8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CONCATENATE(&quot;WCM&quot;;&quot;/&quot;;[.B17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74" office:value-type="string">
            <text:p>REG_DMS_CCP-523</text:p>
          </table:table-cell>
          <table:table-cell table:style-name="ce175" office:value-type="float" office:value="1">
            <text:p>001</text:p>
          </table:table-cell>
          <table:table-cell table:style-name="ce173" table:formula="of:=CONCATENATE(&quot;WCM&quot;;&quot;/&quot;;[.B18])" office:value-type="string" office:string-value="WCM/REG_DMS_CCP-523">
            <text:p>WCM/REG_DMS_CCP-52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CCP-52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CCP-523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21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DMS_CCP-523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4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27" office:value-type="string">
            <text:p>REG_DMS_CCP-508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2])" office:value-type="string" office:string-value="WCM/REG_DMS_CCP-508">
            <text:p>WCM/REG_DMS_CCP-508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4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27" office:value-type="string">
            <text:p>REG_DMS_CCP-508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f:=CONCATENATE(&quot;WCM&quot;;&quot;/&quot;;[.B23])" office:value-type="string" office:string-value="WCM/REG_DMS_CCP-508">
            <text:p>WCM/REG_DMS_CCP-508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1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27" office:value-type="string">
            <text:p>REG_DMS_CCP-532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532">
            <text:p>WCM/REG_DMS_CCP-532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DMS_CCP-532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532">
            <text:p>WCM/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27" office:value-type="string">
            <text:p>REG_DMS_CCP-529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529">
            <text:p>WCM/REG_DMS_CCP-529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1">
          <table:table-cell table:style-name="ce6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CONCATENATE(&quot;WCM&quot;;&quot;/&quot;;[.B3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6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DMS_CCP-529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CCP-529">
            <text:p>WCM/REG_DMS_CCP-529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CONCATENATE(&quot;WCM&quot;;&quot;/&quot;;[.B3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CONCATENATE(&quot;WCM&quot;;&quot;/&quot;;[.B4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CONCATENATE(&quot;WCM&quot;;&quot;/&quot;;[.B4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CONCATENATE(&quot;WCM&quot;;&quot;/&quot;;[.B4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CONCATENATE(&quot;WCM&quot;;&quot;/&quot;;[.B4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CONCATENATE(&quot;WCM&quot;;&quot;/&quot;;[.B4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CONCATENATE(&quot;WCM&quot;;&quot;/&quot;;[.B4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1">
          <table:table-cell table:style-name="ce6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CONCATENATE(&quot;WCM&quot;;&quot;/&quot;;[.B4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f:=CONCATENATE(&quot;WCM&quot;;&quot;/&quot;;[.B4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27" office:value-type="string">
            <text:p>REG_DMS_CCP-51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48])" office:value-type="string" office:string-value="WCM/REG_DMS_CCP-511">
            <text:p>WCM/REG_DMS_CCP-511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6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CONCATENATE(&quot;WCM&quot;;&quot;/&quot;;[.B49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6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CONCATENATE(&quot;WCM&quot;;&quot;/&quot;;[.B50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9">
          <table:table-cell table:style-name="ce6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CONCATENATE(&quot;WCM&quot;;&quot;/&quot;;[.B51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5">
          <table:table-cell table:style-name="ce6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CONCATENATE(&quot;WCM&quot;;&quot;/&quot;;[.B52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6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27" office:value-type="string">
            <text:p>REG_DMS_CCP-619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53])" office:value-type="string" office:string-value="WCM/REG_DMS_CCP-619">
            <text:p>WCM/REG_DMS_CCP-619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6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CONCATENATE(&quot;WCM&quot;;&quot;/&quot;;[.B54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6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CONCATENATE(&quot;WCM&quot;;&quot;/&quot;;[.B55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8">
          <table:table-cell table:style-name="ce6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CONCATENATE(&quot;WCM&quot;;&quot;/&quot;;[.B56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f:=CONCATENATE(&quot;WCM&quot;;&quot;/&quot;;[.B57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/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6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DMS_CCP-619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CONCATENATE(&quot;WCM&quot;;&quot;/&quot;;[.B58])" office:value-type="string" office:string-value="WCM/REG_DMS_CCP-619">
            <text:p>WCM/REG_DMS_CCP-619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6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CONCATENATE(&quot;WCM&quot;;&quot;/&quot;;[.B59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6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CONCATENATE(&quot;WCM&quot;;&quot;/&quot;;[.B60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6">
          <table:table-cell table:style-name="ce6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f:=CONCATENATE(&quot;WCM&quot;;&quot;/&quot;;[.B61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27" office:value-type="string">
            <text:p>REG_DMS_CCP-52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62])" office:value-type="string" office:string-value="WCM/REG_DMS_CCP-521">
            <text:p>WCM/REG_DMS_CCP-521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18">
          <table:table-cell table:style-name="ce6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DMS_CCP-521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f:=CONCATENATE(&quot;WCM&quot;;&quot;/&quot;;[.B63])" office:value-type="string" office:string-value="WCM/REG_DMS_CCP-521">
            <text:p>WCM/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27" office:value-type="string">
            <text:p>REG_DMS_CCP-553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64])" office:value-type="string" office:string-value="WCM/REG_DMS_CCP-553">
            <text:p>WCM/REG_DMS_CCP-553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5">
          <table:table-cell table:style-name="ce6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DMS_CCP-553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CONCATENATE(&quot;WCM&quot;;&quot;/&quot;;[.B65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16">
          <table:table-cell table:style-name="ce6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DMS_CCP-553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f:=CONCATENATE(&quot;WCM&quot;;&quot;/&quot;;[.B66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16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27" office:value-type="string">
            <text:p>REG_DMS_CCP-55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67])" office:value-type="string" office:string-value="WCM/REG_DMS_CCP-551">
            <text:p>WCM/REG_DMS_CCP-55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21">
          <table:table-cell table:style-name="ce6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DMS_CCP-551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f:=CONCATENATE(&quot;WCM&quot;;&quot;/&quot;;[.B68])" office:value-type="string" office:string-value="WCM/REG_DMS_CCP-551">
            <text:p>WCM/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27" office:value-type="string">
            <text:p>REG_DMS_CCP-546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69])" office:value-type="string" office:string-value="WCM/REG_DMS_CCP-546">
            <text:p>WCM/REG_DMS_CCP-546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1">
          <table:table-cell table:style-name="ce6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DMS_CCP-546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f:=CONCATENATE(&quot;WCM&quot;;&quot;/&quot;;[.B70])" office:value-type="string" office:string-value="WCM/REG_DMS_CCP-546">
            <text:p>WCM/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DMS_CCP-546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CONCATENATE(&quot;WCM&quot;;&quot;/&quot;;[.B71])" office:value-type="string" office:string-value="WCM/REG_DMS_CCP-546">
            <text:p>WCM/REG_DMS_CCP-546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1">
          <table:table-cell table:style-name="ce6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DMS_CCP-54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f:=CONCATENATE(&quot;WCM&quot;;&quot;/&quot;;[.B72])" office:value-type="string" office:string-value="WCM/REG_DMS_CCP-546">
            <text:p>WCM/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number-columns-repeated="250" table:default-cell-style-name="Default"/>
        <table:table-column table:style-name="co8" table:number-columns-repeated="768" table:default-cell-style-name="Default"/>
        <table:table-row table:style-name="ro26">
          <table:table-cell table:style-name="ce176" office:value-type="string" table:number-columns-spanned="4" table:number-rows-spanned="2">
            <text:p>DMS 2.5.x Regression Tests List on AIO</text:p>
          </table:table-cell>
          <table:covered-table-cell table:style-name="ce176"/>
          <table:covered-table-cell table:style-name="ce176"/>
          <table:covered-table-cell table:style-name="ce188"/>
          <table:table-cell table:style-name="ce188"/>
          <table:table-cell table:style-name="ce187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6">
          <table:covered-table-cell table:style-name="ce177"/>
          <table:covered-table-cell table:style-name="ce177"/>
          <table:covered-table-cell table:style-name="ce177"/>
          <table:covered-table-cell table:style-name="ce188"/>
          <table:table-cell table:style-name="ce188"/>
          <table:covered-table-cell table:style-name="ce191"/>
          <table:table-cell table:number-columns-repeated="1018"/>
        </table:table-row>
        <table:table-row table:style-name="ro27">
          <table:table-cell table:style-name="ce178" office:value-type="string">
            <text:p>Id</text:p>
          </table:table-cell>
          <table:table-cell table:style-name="ce178" office:value-type="string">
            <text:p>Product</text:p>
          </table:table-cell>
          <table:table-cell table:style-name="ce187" office:value-type="string">
            <text:p>Functionality</text:p>
          </table:table-cell>
          <table:table-cell table:style-name="ce187" office:value-type="string">
            <text:p>Bug summary</text:p>
          </table:table-cell>
          <table:table-cell table:style-name="ce187" office:value-type="string">
            <text:p>Product bugID</text:p>
          </table:table-cell>
          <table:covered-table-cell table:style-name="ce191"/>
          <table:table-cell table:number-columns-repeated="1018"/>
        </table:table-row>
        <table:table-row table:style-name="ro7">
          <table:table-cell table:style-name="ce48" office:value-type="string">
            <text:p>REG_DMS_CCP-11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189" office:value-type="string">
            <text:p>ECM-4483</text:p>
          </table:table-cell>
          <table:table-cell table:style-name="ce192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6" office:value-type="string">
            <text:p>1.6.1</text:p>
          </table:table-cell>
          <table:table-cell table:style-name="ce198" table:number-columns-repeated="244"/>
          <table:table-cell table:style-name="ce200" table:number-columns-repeated="773"/>
        </table:table-row>
        <table:table-row table:style-name="ro3">
          <table:table-cell table:style-name="ce179" office:value-type="string">
            <text:p>REG_DMS_CCP-311</text:p>
          </table:table-cell>
          <table:table-cell table:style-name="ce183" office:value-type="string">
            <text:p>DMS</text:p>
          </table:table-cell>
          <table:table-cell table:style-name="ce183" office:value-type="string">
            <text:p>Search</text:p>
          </table:table-cell>
          <table:table-cell table:style-name="ce179" office:value-type="string">
            <text:p>Add research for nodes in the simple search of File Explorer</text:p>
          </table:table-cell>
          <table:table-cell table:style-name="ce179" office:value-type="string">
            <text:p>ECM-5331</text:p>
          </table:table-cell>
          <table:table-cell table:style-name="ce193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6" office:value-type="string">
            <text:p>1.6.5</text:p>
          </table:table-cell>
          <table:table-cell table:style-name="ce197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331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</table:table-cell>
          <table:table-cell table:style-name="ce194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7" table:number-columns-repeated="245"/>
          <table:table-cell table:number-columns-repeated="773"/>
        </table:table-row>
        <table:table-row table:style-name="ro28">
          <table:table-cell table:style-name="ce27" office:value-type="string">
            <text:p>REG_DMS_CCP-393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<text:span text:style-name="T5">Secours Catholique : DMS tickets backport</text:span></text:p>
            <text:p><text:span text:style-name="T6">The day of the month in the calendar pop-up is not translated to French</text:span></text:p>
          </table:table-cell>
          <table:table-cell table:style-name="ce164" office:value-type="string">
            <text:p>ECM-5382</text:p>
          </table:table-cell>
          <table:table-cell table:style-name="ce194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401</text:p>
          </table:table-cell>
          <table:table-cell table:style-name="ce185" office:value-type="string">
            <text:p>ECM</text:p>
          </table:table-cell>
          <table:table-cell table:style-name="ce185" office:value-type="string">
            <text:p>ECM</text:p>
          </table:table-cell>
          <table:table-cell table:style-name="ce51" office:value-type="string">
            <text:p>Problem when double clicking on node in the file explorer (with IE7)</text:p>
          </table:table-cell>
          <table:table-cell table:style-name="ce51" office:value-type="string">
            <text:p>ECM-5450</text:p>
          </table:table-cell>
          <table:table-cell table:style-name="ce195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6" office:value-type="string">
            <text:p>1.6.6</text:p>
          </table:table-cell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DMS-00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4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2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4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4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4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4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4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8">
          <table:table-cell table:style-name="ce27" office:value-type="string">
            <text:p>REG_DMS_CCP-40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27"/>
          <table:table-cell table:style-name="ce194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4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194" table:formula="of:=SUMPRODUCT((['Bugs_v1.6.6'.B$7:'Bugs_v1.6.6'.B$960]=[.$A15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194" table:formula="of:=SUMPRODUCT((['Bugs_v1.6.6'.B$7:'Bugs_v1.6.6'.B$960]=[.$A16])*(['Bugs_v1.6.6'.A$7:'Bugs_v1.6.6'.A$960]&lt;&gt;&quot;&quot;))" office:value-type="float" office:value="2">
            <text:p>2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5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190" office:value-type="string">
            <text:p>WF-89</text:p>
          </table:table-cell>
          <table:table-cell table:style-name="ce194" table:formula="of:=SUMPRODUCT((['Bugs_v1.6.6'.B$7:'Bugs_v1.6.6'.B$960]=[.$A17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342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Check the name of document author</text:p>
          </table:table-cell>
          <table:table-cell table:style-name="ce51" office:value-type="string">
            <text:p>ECM-5440</text:p>
          </table:table-cell>
          <table:table-cell table:style-name="ce195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6" office:value-type="string">
            <text:p>1.6.7</text:p>
          </table:table-cell>
          <table:table-cell table:style-name="ce199" table:number-columns-repeated="244"/>
          <table:table-cell table:style-name="ce201" table:number-columns-repeated="773"/>
        </table:table-row>
        <table:table-row table:style-name="ro7">
          <table:table-cell table:style-name="ce27" office:value-type="string">
            <text:p>REG_DMS_CCP-41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194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4" table:formula="of:=SUMPRODUCT((['Bugs_v1.6.7'.B$7:'Bugs_v1.6.7'.B$959]=[.$A20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08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4" table:formula="of:=SUMPRODUCT((['Bugs_v1.6.7'.B$7:'Bugs_v1.6.7'.B$959]=[.$A21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32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4" table:formula="of:=SUMPRODUCT((['Bugs_v1.6.7'.B$7:'Bugs_v1.6.7'.B$959]=[.$A22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4" table:formula="of:=SUMPRODUCT((['Bugs_v1.6.7'.B$7:'Bugs_v1.6.7'.B$959]=[.$A23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29">
          <table:table-cell table:style-name="ce27" office:value-type="string">
            <text:p>REG_DMS_CCP-51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4" table:formula="of:=SUMPRODUCT((['Bugs_v1.6.7'.B$7:'Bugs_v1.6.7'.B$959]=[.$A24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61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4" table:formula="of:=SUMPRODUCT((['Bugs_v1.6.7'.B$7:'Bugs_v1.6.7'.B$959]=[.$A25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4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5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4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DMS_CCP-55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4" table:formula="of:=SUMPRODUCT((['Bugs_v1.6.7'.B$7:'Bugs_v1.6.7'.B$959]=[.$A28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46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4" table:formula="of:=SUMPRODUCT((['Bugs_v1.6.7'.B$7:'Bugs_v1.6.7'.B$959]=[.$A29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30">
          <table:table-cell table:style-name="ce180" office:value-type="string" table:number-columns-spanned="5" table:number-rows-spanned="1">
            <text:p>Total</text:p>
          </table:table-cell>
          <table:covered-table-cell table:style-name="ce186"/>
          <table:covered-table-cell table:style-name="ce186"/>
          <table:covered-table-cell table:style-name="ce186"/>
          <table:covered-table-cell table:style-name="ce184"/>
          <table:table-cell table:style-name="ce180" table:formula="of:=SUM([.F4:.F29])" office:value-type="float" office:value="33">
            <text:p>33</text:p>
          </table:table-cell>
          <table:table-cell table:style-name="ce181" table:number-columns-repeated="245"/>
          <table:table-cell table:number-columns-repeated="773"/>
        </table:table-row>
        <table:table-row table:style-name="ro1" table:number-rows-repeated="65507">
          <table:table-cell table:style-name="ce181" table:number-columns-repeated="251"/>
          <table:table-cell table:number-columns-repeated="773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hanhly </dc:creator>
    <dc:date>2010-12-27T14:04:02</dc:date>
    <meta:print-date>2008-06-17T00:45:47</meta:print-date>
    <dc:language>en-US</dc:language>
    <meta:editing-cycles>884</meta:editing-cycles>
    <meta:editing-duration>PT361H21M27S</meta:editing-duration>
    <meta:document-statistic meta:table-count="7" meta:cell-count="1662" meta:object-count="1"/>
    <meta:user-defined meta:name="Info 1"/>
    <meta:user-defined meta:name="Info 2"/>
    <meta:user-defined meta:name="Info 3"/>
    <meta:user-defined meta:name="Info 4"/>
  </office:meta>
</office:document-meta>
</file>